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center" style:justify-single-word="false" fo:break-before="auto" fo:break-after="auto" style:writing-mode="lr-tb"/>
    </style:style>
    <style:style style:name="P3" style:family="paragraph" style:parent-style-name="Standard" style:master-page-name="Standard">
      <style:paragraph-properties fo:line-height="100%" fo:text-align="center" style:justify-single-word="false"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cenzja: „Our First Steps”</text:p>
      <text:p text:style-name="P2">[Sci-Fi]</text:p>
      <text:p text:style-name="P2">Autor: Mrakoplaz</text:p>
      <text:p text:style-name="P2">Recenzja: Poulsen</text:p>
      <text:p text:style-name="P1"/>
      <text:p text:style-name="P1"/>
      <text:p text:style-name="P1"/>
      <text:p text:style-name="P1">Jaki jest najlepszy fanfik w naszym fandomie? Przedstawię Wam dziś moją opinię na ten temat.</text:p>
      <text:p text:style-name="P1"/>
      <text:p text:style-name="P1">W wyścigu po ów tytuł przoduje na pewno „Fallout: Equestria” i jego spinoffy, popularnością cieszą się także Biura Adaptacyjne, tworzące dość znaczny sub-fandom. Wielu wskazałoby także na „Background Pony”, „CRISIS”, serię Winningverse, „Silent Ponyville”, a nawet „My Little Dashie” albo „Past Sins”. Wszystkie te twierdzenia są jednak według mnie błędne. Dla mnie od zawsze najlepszym fanfikiem stworzonym przez fana MLP było dosyć mało znane „Our First Steps”.</text:p>
      <text:p text:style-name="P1"/>
      <text:p text:style-name="P1">Opowiadanie owo, stworzone przez autora z Czech posługującego się nickiem Mrakoplaz, jest dosyć nietypowe. Nie ma w nim epickich zmagań (przynajmniej w klasycznym rozumieniu <text:s/>tych słów), wielkich bitew, przemocy, seksu, misternych intryg, wszechobecnych shippingów oraz motywów obliczonych na wyciskanie łez z oczu czytelnika. Zamiast tego fabuła tej opowieści skupia się na losach grupy kucyków biorących udział w pracach przy equestriańskim programie kosmicznym. Większą część pierwszoplanowych postaci stanowią OC stworzone od zera przez autora, z jednym zaledwie wyjątkiem.</text:p>
      <text:p text:style-name="P1"/>
      <text:p text:style-name="P1">Zdaję sobie sprawę, że nie brzmi to zbyt ekscytująco. Zapytać można: Poulsen, pało, takie coś ma być najlepszym fanfikiem w fandomie? Do reszty cię pogięło? Cóż, nie do końca, jak mam nadzieję zaraz się przekonacie.</text:p>
      <text:p text:style-name="P1"/>
      <text:p text:style-name="P1">Pierwszą zaletą są ciekawie skonstruowane postacie, tak te główne, jak i te drugoplanowe. Mamy więc Zvezdę, specjalistkę od spawania i metalurgii pracującą przy budowie rakiet, Cherry Skies, kandydatkę na pierwszą w historii equenautkę, szefową projektu Wilhelminę, tajemniczego Komisarza oraz wielu innych. Wywodzą się oni z bardzo różnych środowisk i miejsc, różnią się charakterami i temperamentem; krótko mówiąc, autor wykonał tu bardzo solidną robotę. Interesująco podszedł również do kreacji mniej ważnych postaci, jak i przedstawienia pojawiających się epizodycznie klaczy z Mane 6 oraz Księżniczek. Szczególnie dobrze wypadła tu Celestia, jest to jedno z najlepszych, jeśli nie najlepsze jej wcielenie w całej twórczości fanowskiej.</text:p>
      <text:p text:style-name="P1"/>
      <text:p text:style-name="P1">Historia, choć, jak już wspominałem, nie posiada wielu z elementów zazwyczaj spotykanych w fanfikach tych rozmiarów, jest ciekawa i wciągająca. Autor umiejętnie wplata kwestie takie jak nierówności klasowe, rozgrywki polityczne i kwestie społeczne w wątki fabularne; nie popada przy tym w banały lub przesadny patos i dłużyzny. Fanfik w kilku momentach potrafi nieźle zaskoczyć czytelnika, czy to faktami z życia postaci, czy to niespodziewanym przebiegiem zdarzeń. Elementy humorystyczne, sceny akcji oraz smakowity techniczny żargon są dozowane z wyczuciem. Fabuła na dosyć umiarkowane tempo, jednakże nawet na moment nie staje się nudna lub nużąca – nawet wolniejsze fragmenty wnoszą ważne elementy odnośnie postaci, fabuły oraz świata przedstawionego.</text:p>
      <text:p text:style-name="P1"/>
      <text:p text:style-name="P1">W porządku, to wszystko bardzo fajne, ale w gruncie rzeczy to, co opisałem powyżej znaleźć można w innych klasowych fanfikach. Dlaczego więc według mnie „Our First Steps” jest najlepszym kucykowym fanfikiem, jaki kiedykolwiek powstał?</text:p>
      <text:p text:style-name="P1"/>
      <text:p text:style-name="P1">Odpowiedź na to pytanie jest prosta. Czytałem wiele fanowskich opowiadań. Wzruszałem się, śmiałem, smuciłem i radowałem razem z ich bohaterami, przeżywałem ich rozpacz, nie raz zdarzyło <text:soft-page-break/>mi się uronić przy czytaniu łzę. Jednakże żaden fanfik, ani monumentalne „Falluot: Equestria”, ani wspaniałe i niepokojące „Choices”, ani ciepłe, urocze „Book of Days” nie wywołało we mnie tak silnych emocji jak właśnie „Our First Steps”. Ten fanfik dosłownie zabierze was w kosmos. Pozwoli wam poczuć atmosferę pionierskich czasów eksploracji kosmicznej, zmagania naukowców i inżynierów ze sprzętem, prawami natury i przeciwnościami politycznymi. Sprawi, że i w was obudzi się owa gorączka, znana tylko osobom opętanym z pozoru niemożliwym do zrealizowania marzeniem. A przede wszystkim rozpali w was wiarę w możliwości racjonalnego umysłu i myśli naukowej, jak również przypomni wam o wszystkich wynalazcach, naukowcach i wizjonerach, którzy nie przyjmowali do wiadomości tego, że coś jest uważane za niemożliwe do zrealizowania, i dzięki którym możemy wszyscy się dzisiaj cieszyć otaczającymi nas niezliczonymi osiągnięciami współczesnej techniki.</text:p>
      <text:p text:style-name="P1"/>
      <text:p text:style-name="P1">Żaden fanfik nie przykuł mnie tak do ekranu podczas kulminacyjnych rozdziałów. Dzięki niemu przypomniałem sobie o mojej dawnej fascynacji kosmosem i z miejsca zacząłem szukać książek dotyczących pierwszych lat jego eksploracji. Ba, przeczytałem nawet całą, czterystustronicową historię badań i rozwoju technologii ciekłych paliw rakietowych...</text:p>
      <text:p text:style-name="P1"/>
      <text:p text:style-name="P1">Być może jestem szczególnym przypadkiem, a „Our First Steps” spodoba się tylko bardzo specyficznej grupie czytelników. Szczerze jednak wierzę, że tak nie jest. Jest to niewątpliwie wyjątkowa historia, pokazująca, że nawet z tak nietypowym miejscem akcji i założeniem fabularnym można stworzyć dzieło bijące na głowę wszystkie inne fanfiki, ciekawe, przemyślane, wciągające i poruszające wcale niebanalne tematy, nieuciekające się przy tym do zwykłej gry na emocjach lub epatowania seksem i/lub przemocą.</text:p>
      <text:p text:style-name="P1"/>
      <text:p text:style-name="P1">Zdaję sobie sprawę, że de facto wystawiłem tutaj bezczelną laurkę mojemu ulubionemu opowiadaniu, takie było jednak główne założenie tej (nazwijmy to) recenzji. „Our First Steps” nie jest być może fanfikiem najdłuższym, najzabawniejszym, najbardziej rozbudowanym lub innowacyjnym.</text:p>
      <text:p text:style-name="P1"/>
      <text:p text:style-name="P1">Jest po prostu fanfikiem najlepszym.</text:p>
      <text:p text:style-name="P1"/>
      <text:p text:style-name="P1"/>
      <text:p text:style-name="P1"/>
      <text:p text:style-name="P1"/>
      <text:p text:style-name="P1"/>
      <text:p text:style-name="P1">=================</text:p>
      <text:p text:style-name="P1"/>
      <text:p text:style-name="P1"/>
      <text:p text:style-name="P1">Grafika 1: <text:a xlink:type="simple" xlink:href="http://3.bp.blogspot.com/-IkZcf9B-x6I/Tpi57eQXV7I/AAAAAAAAOMs/k1zD6uimgoE/s1600/OFS_by_E-Fox.png" text:style-name="Internet_20_link" text:visited-style-name="Visited_20_Internet_20_Link">http</text:a><text:a xlink:type="simple" xlink:href="http://3.bp.blogspot.com/-IkZcf9B-x6I/Tpi57eQXV7I/AAAAAAAAOMs/k1zD6uimgoE/s1600/OFS_by_E-Fox.png" text:style-name="Internet_20_link" text:visited-style-name="Visited_20_Internet_20_Link">://3.</text:a><text:a xlink:type="simple" xlink:href="http://3.bp.blogspot.com/-IkZcf9B-x6I/Tpi57eQXV7I/AAAAAAAAOMs/k1zD6uimgoE/s1600/OFS_by_E-Fox.png" text:style-name="Internet_20_link" text:visited-style-name="Visited_20_Internet_20_Link">bp</text:a><text:a xlink:type="simple" xlink:href="http://3.bp.blogspot.com/-IkZcf9B-x6I/Tpi57eQXV7I/AAAAAAAAOMs/k1zD6uimgoE/s1600/OFS_by_E-Fox.png" text:style-name="Internet_20_link" text:visited-style-name="Visited_20_Internet_20_Link">.</text:a><text:a xlink:type="simple" xlink:href="http://3.bp.blogspot.com/-IkZcf9B-x6I/Tpi57eQXV7I/AAAAAAAAOMs/k1zD6uimgoE/s1600/OFS_by_E-Fox.png" text:style-name="Internet_20_link" text:visited-style-name="Visited_20_Internet_20_Link">blogspot</text:a><text:a xlink:type="simple" xlink:href="http://3.bp.blogspot.com/-IkZcf9B-x6I/Tpi57eQXV7I/AAAAAAAAOMs/k1zD6uimgoE/s1600/OFS_by_E-Fox.png" text:style-name="Internet_20_link" text:visited-style-name="Visited_20_Internet_20_Link">.</text:a><text:a xlink:type="simple" xlink:href="http://3.bp.blogspot.com/-IkZcf9B-x6I/Tpi57eQXV7I/AAAAAAAAOMs/k1zD6uimgoE/s1600/OFS_by_E-Fox.png" text:style-name="Internet_20_link" text:visited-style-name="Visited_20_Internet_20_Link">com</text:a><text:a xlink:type="simple" xlink:href="http://3.bp.blogspot.com/-IkZcf9B-x6I/Tpi57eQXV7I/AAAAAAAAOMs/k1zD6uimgoE/s1600/OFS_by_E-Fox.png" text:style-name="Internet_20_link" text:visited-style-name="Visited_20_Internet_20_Link">/-</text:a><text:a xlink:type="simple" xlink:href="http://3.bp.blogspot.com/-IkZcf9B-x6I/Tpi57eQXV7I/AAAAAAAAOMs/k1zD6uimgoE/s1600/OFS_by_E-Fox.png" text:style-name="Internet_20_link" text:visited-style-name="Visited_20_Internet_20_Link">IkZcf</text:a><text:a xlink:type="simple" xlink:href="http://3.bp.blogspot.com/-IkZcf9B-x6I/Tpi57eQXV7I/AAAAAAAAOMs/k1zD6uimgoE/s1600/OFS_by_E-Fox.png" text:style-name="Internet_20_link" text:visited-style-name="Visited_20_Internet_20_Link">9</text:a><text:a xlink:type="simple" xlink:href="http://3.bp.blogspot.com/-IkZcf9B-x6I/Tpi57eQXV7I/AAAAAAAAOMs/k1zD6uimgoE/s1600/OFS_by_E-Fox.png" text:style-name="Internet_20_link" text:visited-style-name="Visited_20_Internet_20_Link">B</text:a><text:a xlink:type="simple" xlink:href="http://3.bp.blogspot.com/-IkZcf9B-x6I/Tpi57eQXV7I/AAAAAAAAOMs/k1zD6uimgoE/s1600/OFS_by_E-Fox.png" text:style-name="Internet_20_link" text:visited-style-name="Visited_20_Internet_20_Link">-</text:a><text:a xlink:type="simple" xlink:href="http://3.bp.blogspot.com/-IkZcf9B-x6I/Tpi57eQXV7I/AAAAAAAAOMs/k1zD6uimgoE/s1600/OFS_by_E-Fox.png" text:style-name="Internet_20_link" text:visited-style-name="Visited_20_Internet_20_Link">x</text:a><text:a xlink:type="simple" xlink:href="http://3.bp.blogspot.com/-IkZcf9B-x6I/Tpi57eQXV7I/AAAAAAAAOMs/k1zD6uimgoE/s1600/OFS_by_E-Fox.png" text:style-name="Internet_20_link" text:visited-style-name="Visited_20_Internet_20_Link">6</text:a><text:a xlink:type="simple" xlink:href="http://3.bp.blogspot.com/-IkZcf9B-x6I/Tpi57eQXV7I/AAAAAAAAOMs/k1zD6uimgoE/s1600/OFS_by_E-Fox.png" text:style-name="Internet_20_link" text:visited-style-name="Visited_20_Internet_20_Link">I</text:a><text:a xlink:type="simple" xlink:href="http://3.bp.blogspot.com/-IkZcf9B-x6I/Tpi57eQXV7I/AAAAAAAAOMs/k1zD6uimgoE/s1600/OFS_by_E-Fox.png" text:style-name="Internet_20_link" text:visited-style-name="Visited_20_Internet_20_Link">/</text:a><text:a xlink:type="simple" xlink:href="http://3.bp.blogspot.com/-IkZcf9B-x6I/Tpi57eQXV7I/AAAAAAAAOMs/k1zD6uimgoE/s1600/OFS_by_E-Fox.png" text:style-name="Internet_20_link" text:visited-style-name="Visited_20_Internet_20_Link">Tpi</text:a><text:a xlink:type="simple" xlink:href="http://3.bp.blogspot.com/-IkZcf9B-x6I/Tpi57eQXV7I/AAAAAAAAOMs/k1zD6uimgoE/s1600/OFS_by_E-Fox.png" text:style-name="Internet_20_link" text:visited-style-name="Visited_20_Internet_20_Link">57</text:a><text:a xlink:type="simple" xlink:href="http://3.bp.blogspot.com/-IkZcf9B-x6I/Tpi57eQXV7I/AAAAAAAAOMs/k1zD6uimgoE/s1600/OFS_by_E-Fox.png" text:style-name="Internet_20_link" text:visited-style-name="Visited_20_Internet_20_Link">eQXV</text:a><text:a xlink:type="simple" xlink:href="http://3.bp.blogspot.com/-IkZcf9B-x6I/Tpi57eQXV7I/AAAAAAAAOMs/k1zD6uimgoE/s1600/OFS_by_E-Fox.png" text:style-name="Internet_20_link" text:visited-style-name="Visited_20_Internet_20_Link">7</text:a><text:a xlink:type="simple" xlink:href="http://3.bp.blogspot.com/-IkZcf9B-x6I/Tpi57eQXV7I/AAAAAAAAOMs/k1zD6uimgoE/s1600/OFS_by_E-Fox.png" text:style-name="Internet_20_link" text:visited-style-name="Visited_20_Internet_20_Link">I</text:a><text:a xlink:type="simple" xlink:href="http://3.bp.blogspot.com/-IkZcf9B-x6I/Tpi57eQXV7I/AAAAAAAAOMs/k1zD6uimgoE/s1600/OFS_by_E-Fox.png" text:style-name="Internet_20_link" text:visited-style-name="Visited_20_Internet_20_Link">/</text:a><text:a xlink:type="simple" xlink:href="http://3.bp.blogspot.com/-IkZcf9B-x6I/Tpi57eQXV7I/AAAAAAAAOMs/k1zD6uimgoE/s1600/OFS_by_E-Fox.png" text:style-name="Internet_20_link" text:visited-style-name="Visited_20_Internet_20_Link">AAAAAAAAOMs</text:a><text:a xlink:type="simple" xlink:href="http://3.bp.blogspot.com/-IkZcf9B-x6I/Tpi57eQXV7I/AAAAAAAAOMs/k1zD6uimgoE/s1600/OFS_by_E-Fox.png" text:style-name="Internet_20_link" text:visited-style-name="Visited_20_Internet_20_Link">/</text:a><text:a xlink:type="simple" xlink:href="http://3.bp.blogspot.com/-IkZcf9B-x6I/Tpi57eQXV7I/AAAAAAAAOMs/k1zD6uimgoE/s1600/OFS_by_E-Fox.png" text:style-name="Internet_20_link" text:visited-style-name="Visited_20_Internet_20_Link">k</text:a><text:a xlink:type="simple" xlink:href="http://3.bp.blogspot.com/-IkZcf9B-x6I/Tpi57eQXV7I/AAAAAAAAOMs/k1zD6uimgoE/s1600/OFS_by_E-Fox.png" text:style-name="Internet_20_link" text:visited-style-name="Visited_20_Internet_20_Link">1</text:a><text:a xlink:type="simple" xlink:href="http://3.bp.blogspot.com/-IkZcf9B-x6I/Tpi57eQXV7I/AAAAAAAAOMs/k1zD6uimgoE/s1600/OFS_by_E-Fox.png" text:style-name="Internet_20_link" text:visited-style-name="Visited_20_Internet_20_Link">zD</text:a><text:a xlink:type="simple" xlink:href="http://3.bp.blogspot.com/-IkZcf9B-x6I/Tpi57eQXV7I/AAAAAAAAOMs/k1zD6uimgoE/s1600/OFS_by_E-Fox.png" text:style-name="Internet_20_link" text:visited-style-name="Visited_20_Internet_20_Link">6</text:a><text:a xlink:type="simple" xlink:href="http://3.bp.blogspot.com/-IkZcf9B-x6I/Tpi57eQXV7I/AAAAAAAAOMs/k1zD6uimgoE/s1600/OFS_by_E-Fox.png" text:style-name="Internet_20_link" text:visited-style-name="Visited_20_Internet_20_Link">uimgoE</text:a><text:a xlink:type="simple" xlink:href="http://3.bp.blogspot.com/-IkZcf9B-x6I/Tpi57eQXV7I/AAAAAAAAOMs/k1zD6uimgoE/s1600/OFS_by_E-Fox.png" text:style-name="Internet_20_link" text:visited-style-name="Visited_20_Internet_20_Link">/</text:a><text:a xlink:type="simple" xlink:href="http://3.bp.blogspot.com/-IkZcf9B-x6I/Tpi57eQXV7I/AAAAAAAAOMs/k1zD6uimgoE/s1600/OFS_by_E-Fox.png" text:style-name="Internet_20_link" text:visited-style-name="Visited_20_Internet_20_Link">s</text:a><text:a xlink:type="simple" xlink:href="http://3.bp.blogspot.com/-IkZcf9B-x6I/Tpi57eQXV7I/AAAAAAAAOMs/k1zD6uimgoE/s1600/OFS_by_E-Fox.png" text:style-name="Internet_20_link" text:visited-style-name="Visited_20_Internet_20_Link">1600/</text:a><text:a xlink:type="simple" xlink:href="http://3.bp.blogspot.com/-IkZcf9B-x6I/Tpi57eQXV7I/AAAAAAAAOMs/k1zD6uimgoE/s1600/OFS_by_E-Fox.png" text:style-name="Internet_20_link" text:visited-style-name="Visited_20_Internet_20_Link">OFS</text:a><text:a xlink:type="simple" xlink:href="http://3.bp.blogspot.com/-IkZcf9B-x6I/Tpi57eQXV7I/AAAAAAAAOMs/k1zD6uimgoE/s1600/OFS_by_E-Fox.png" text:style-name="Internet_20_link" text:visited-style-name="Visited_20_Internet_20_Link">_</text:a><text:a xlink:type="simple" xlink:href="http://3.bp.blogspot.com/-IkZcf9B-x6I/Tpi57eQXV7I/AAAAAAAAOMs/k1zD6uimgoE/s1600/OFS_by_E-Fox.png" text:style-name="Internet_20_link" text:visited-style-name="Visited_20_Internet_20_Link">by</text:a><text:a xlink:type="simple" xlink:href="http://3.bp.blogspot.com/-IkZcf9B-x6I/Tpi57eQXV7I/AAAAAAAAOMs/k1zD6uimgoE/s1600/OFS_by_E-Fox.png" text:style-name="Internet_20_link" text:visited-style-name="Visited_20_Internet_20_Link">_</text:a><text:a xlink:type="simple" xlink:href="http://3.bp.blogspot.com/-IkZcf9B-x6I/Tpi57eQXV7I/AAAAAAAAOMs/k1zD6uimgoE/s1600/OFS_by_E-Fox.png" text:style-name="Internet_20_link" text:visited-style-name="Visited_20_Internet_20_Link">E</text:a><text:a xlink:type="simple" xlink:href="http://3.bp.blogspot.com/-IkZcf9B-x6I/Tpi57eQXV7I/AAAAAAAAOMs/k1zD6uimgoE/s1600/OFS_by_E-Fox.png" text:style-name="Internet_20_link" text:visited-style-name="Visited_20_Internet_20_Link">-</text:a><text:a xlink:type="simple" xlink:href="http://3.bp.blogspot.com/-IkZcf9B-x6I/Tpi57eQXV7I/AAAAAAAAOMs/k1zD6uimgoE/s1600/OFS_by_E-Fox.png" text:style-name="Internet_20_link" text:visited-style-name="Visited_20_Internet_20_Link">Fox</text:a><text:a xlink:type="simple" xlink:href="http://3.bp.blogspot.com/-IkZcf9B-x6I/Tpi57eQXV7I/AAAAAAAAOMs/k1zD6uimgoE/s1600/OFS_by_E-Fox.png" text:style-name="Internet_20_link" text:visited-style-name="Visited_20_Internet_20_Link">.</text:a><text:a xlink:type="simple" xlink:href="http://3.bp.blogspot.com/-IkZcf9B-x6I/Tpi57eQXV7I/AAAAAAAAOMs/k1zD6uimgoE/s1600/OFS_by_E-Fox.png" text:style-name="Internet_20_link" text:visited-style-name="Visited_20_Internet_20_Link">png</text:a></text:p>
      <text:p text:style-name="P1"/>
      <text:p text:style-name="P1">żródło:</text:p>
      <text:p text:style-name="P1"/>
      <text:p text:style-name="P1"><text:a xlink:type="simple" xlink:href="http://www.equestriadaily.com/2011/08/story-our-first-steps.html" text:style-name="Internet_20_link" text:visited-style-name="Visited_20_Internet_20_Link">http</text:a><text:a xlink:type="simple" xlink:href="http://www.equestriadaily.com/2011/08/story-our-first-steps.html" text:style-name="Internet_20_link" text:visited-style-name="Visited_20_Internet_20_Link">://</text:a><text:a xlink:type="simple" xlink:href="http://www.equestriadaily.com/2011/08/story-our-first-steps.html" text:style-name="Internet_20_link" text:visited-style-name="Visited_20_Internet_20_Link">www</text:a><text:a xlink:type="simple" xlink:href="http://www.equestriadaily.com/2011/08/story-our-first-steps.html" text:style-name="Internet_20_link" text:visited-style-name="Visited_20_Internet_20_Link">.</text:a><text:a xlink:type="simple" xlink:href="http://www.equestriadaily.com/2011/08/story-our-first-steps.html" text:style-name="Internet_20_link" text:visited-style-name="Visited_20_Internet_20_Link">equestriadaily</text:a><text:a xlink:type="simple" xlink:href="http://www.equestriadaily.com/2011/08/story-our-first-steps.html" text:style-name="Internet_20_link" text:visited-style-name="Visited_20_Internet_20_Link">.</text:a><text:a xlink:type="simple" xlink:href="http://www.equestriadaily.com/2011/08/story-our-first-steps.html" text:style-name="Internet_20_link" text:visited-style-name="Visited_20_Internet_20_Link">com</text:a><text:a xlink:type="simple" xlink:href="http://www.equestriadaily.com/2011/08/story-our-first-steps.html" text:style-name="Internet_20_link" text:visited-style-name="Visited_20_Internet_20_Link">/2011/08/</text:a><text:a xlink:type="simple" xlink:href="http://www.equestriadaily.com/2011/08/story-our-first-steps.html" text:style-name="Internet_20_link" text:visited-style-name="Visited_20_Internet_20_Link">story</text:a><text:a xlink:type="simple" xlink:href="http://www.equestriadaily.com/2011/08/story-our-first-steps.html" text:style-name="Internet_20_link" text:visited-style-name="Visited_20_Internet_20_Link">-</text:a><text:a xlink:type="simple" xlink:href="http://www.equestriadaily.com/2011/08/story-our-first-steps.html" text:style-name="Internet_20_link" text:visited-style-name="Visited_20_Internet_20_Link">our</text:a><text:a xlink:type="simple" xlink:href="http://www.equestriadaily.com/2011/08/story-our-first-steps.html" text:style-name="Internet_20_link" text:visited-style-name="Visited_20_Internet_20_Link">-</text:a><text:a xlink:type="simple" xlink:href="http://www.equestriadaily.com/2011/08/story-our-first-steps.html" text:style-name="Internet_20_link" text:visited-style-name="Visited_20_Internet_20_Link">first</text:a><text:a xlink:type="simple" xlink:href="http://www.equestriadaily.com/2011/08/story-our-first-steps.html" text:style-name="Internet_20_link" text:visited-style-name="Visited_20_Internet_20_Link">-</text:a><text:a xlink:type="simple" xlink:href="http://www.equestriadaily.com/2011/08/story-our-first-steps.html" text:style-name="Internet_20_link" text:visited-style-name="Visited_20_Internet_20_Link">steps</text:a><text:a xlink:type="simple" xlink:href="http://www.equestriadaily.com/2011/08/story-our-first-steps.html" text:style-name="Internet_20_link" text:visited-style-name="Visited_20_Internet_20_Link">.</text:a><text:a xlink:type="simple" xlink:href="http://www.equestriadaily.com/2011/08/story-our-first-steps.html" text:style-name="Internet_20_link" text:visited-style-name="Visited_20_Internet_20_Link">html</text:a></text:p>
      <text:p text:style-name="P1"/>
      <text:p text:style-name="P1"/>
      <text:p text:style-name="P1"/>
      <text:p text:style-name="P1">Grafika 2 (baner):</text:p>
      <text:p text:style-name="P1"/>
      <text:p text:style-name="P1"><text:a xlink:type="simple" xlink:href="http://4k.com/wp-content/uploads/2014/09/Earth-From-Space-Space.jpg" text:style-name="Internet_20_link" text:visited-style-name="Visited_20_Internet_20_Link">http</text:a><text:a xlink:type="simple" xlink:href="http://4k.com/wp-content/uploads/2014/09/Earth-From-Space-Space.jpg" text:style-name="Internet_20_link" text:visited-style-name="Visited_20_Internet_20_Link">://4</text:a><text:a xlink:type="simple" xlink:href="http://4k.com/wp-content/uploads/2014/09/Earth-From-Space-Space.jpg" text:style-name="Internet_20_link" text:visited-style-name="Visited_20_Internet_20_Link">k</text:a><text:a xlink:type="simple" xlink:href="http://4k.com/wp-content/uploads/2014/09/Earth-From-Space-Space.jpg" text:style-name="Internet_20_link" text:visited-style-name="Visited_20_Internet_20_Link">.</text:a><text:a xlink:type="simple" xlink:href="http://4k.com/wp-content/uploads/2014/09/Earth-From-Space-Space.jpg" text:style-name="Internet_20_link" text:visited-style-name="Visited_20_Internet_20_Link">com</text:a><text:a xlink:type="simple" xlink:href="http://4k.com/wp-content/uploads/2014/09/Earth-From-Space-Space.jpg" text:style-name="Internet_20_link" text:visited-style-name="Visited_20_Internet_20_Link">/</text:a><text:a xlink:type="simple" xlink:href="http://4k.com/wp-content/uploads/2014/09/Earth-From-Space-Space.jpg" text:style-name="Internet_20_link" text:visited-style-name="Visited_20_Internet_20_Link">wp</text:a><text:a xlink:type="simple" xlink:href="http://4k.com/wp-content/uploads/2014/09/Earth-From-Space-Space.jpg" text:style-name="Internet_20_link" text:visited-style-name="Visited_20_Internet_20_Link">-</text:a><text:a xlink:type="simple" xlink:href="http://4k.com/wp-content/uploads/2014/09/Earth-From-Space-Space.jpg" text:style-name="Internet_20_link" text:visited-style-name="Visited_20_Internet_20_Link">content</text:a><text:a xlink:type="simple" xlink:href="http://4k.com/wp-content/uploads/2014/09/Earth-From-Space-Space.jpg" text:style-name="Internet_20_link" text:visited-style-name="Visited_20_Internet_20_Link">/</text:a><text:a xlink:type="simple" xlink:href="http://4k.com/wp-content/uploads/2014/09/Earth-From-Space-Space.jpg" text:style-name="Internet_20_link" text:visited-style-name="Visited_20_Internet_20_Link">uploads</text:a><text:a xlink:type="simple" xlink:href="http://4k.com/wp-content/uploads/2014/09/Earth-From-Space-Space.jpg" text:style-name="Internet_20_link" text:visited-style-name="Visited_20_Internet_20_Link">/2014/09/</text:a><text:a xlink:type="simple" xlink:href="http://4k.com/wp-content/uploads/2014/09/Earth-From-Space-Space.jpg" text:style-name="Internet_20_link" text:visited-style-name="Visited_20_Internet_20_Link">Earth</text:a><text:a xlink:type="simple" xlink:href="http://4k.com/wp-content/uploads/2014/09/Earth-From-Space-Space.jpg" text:style-name="Internet_20_link" text:visited-style-name="Visited_20_Internet_20_Link">-</text:a><text:a xlink:type="simple" xlink:href="http://4k.com/wp-content/uploads/2014/09/Earth-From-Space-Space.jpg" text:style-name="Internet_20_link" text:visited-style-name="Visited_20_Internet_20_Link">From</text:a><text:a xlink:type="simple" xlink:href="http://4k.com/wp-content/uploads/2014/09/Earth-From-Space-Space.jpg" text:style-name="Internet_20_link" text:visited-style-name="Visited_20_Internet_20_Link">-</text:a><text:a xlink:type="simple" xlink:href="http://4k.com/wp-content/uploads/2014/09/Earth-From-Space-Space.jpg" text:style-name="Internet_20_link" text:visited-style-name="Visited_20_Internet_20_Link">Space</text:a><text:a xlink:type="simple" xlink:href="http://4k.com/wp-content/uploads/2014/09/Earth-From-Space-Space.jpg" text:style-name="Internet_20_link" text:visited-style-name="Visited_20_Internet_20_Link">-</text:a><text:a xlink:type="simple" xlink:href="http://4k.com/wp-content/uploads/2014/09/Earth-From-Space-Space.jpg" text:style-name="Internet_20_link" text:visited-style-name="Visited_20_Internet_20_Link">Space</text:a><text:a xlink:type="simple" xlink:href="http://4k.com/wp-content/uploads/2014/09/Earth-From-Space-Space.jpg" text:style-name="Internet_20_link" text:visited-style-name="Visited_20_Internet_20_Link">.</text:a><text:a xlink:type="simple" xlink:href="http://4k.com/wp-content/uploads/2014/09/Earth-From-Space-Space.jpg" text:style-name="Internet_20_link" text:visited-style-name="Visited_20_Internet_20_Link">jpg</text:a></text:p>
      <text:p text:style-name="P1"/>
      <text:p text:style-name="P1">żródło:</text:p>
      <text:p text:style-name="P1"><text:soft-page-break/></text:p>
      <text:p text:style-name="P1"><text:a xlink:type="simple" xlink:href="http://4k.com/video/earth-looks-like-space-4k-ultra-hd/" text:style-name="Internet_20_link" text:visited-style-name="Visited_20_Internet_20_Link">http</text:a><text:a xlink:type="simple" xlink:href="http://4k.com/video/earth-looks-like-space-4k-ultra-hd/" text:style-name="Internet_20_link" text:visited-style-name="Visited_20_Internet_20_Link">://4</text:a><text:a xlink:type="simple" xlink:href="http://4k.com/video/earth-looks-like-space-4k-ultra-hd/" text:style-name="Internet_20_link" text:visited-style-name="Visited_20_Internet_20_Link">k</text:a><text:a xlink:type="simple" xlink:href="http://4k.com/video/earth-looks-like-space-4k-ultra-hd/" text:style-name="Internet_20_link" text:visited-style-name="Visited_20_Internet_20_Link">.</text:a><text:a xlink:type="simple" xlink:href="http://4k.com/video/earth-looks-like-space-4k-ultra-hd/" text:style-name="Internet_20_link" text:visited-style-name="Visited_20_Internet_20_Link">com</text:a><text:a xlink:type="simple" xlink:href="http://4k.com/video/earth-looks-like-space-4k-ultra-hd/" text:style-name="Internet_20_link" text:visited-style-name="Visited_20_Internet_20_Link">/</text:a><text:a xlink:type="simple" xlink:href="http://4k.com/video/earth-looks-like-space-4k-ultra-hd/" text:style-name="Internet_20_link" text:visited-style-name="Visited_20_Internet_20_Link">video</text:a><text:a xlink:type="simple" xlink:href="http://4k.com/video/earth-looks-like-space-4k-ultra-hd/" text:style-name="Internet_20_link" text:visited-style-name="Visited_20_Internet_20_Link">/</text:a><text:a xlink:type="simple" xlink:href="http://4k.com/video/earth-looks-like-space-4k-ultra-hd/" text:style-name="Internet_20_link" text:visited-style-name="Visited_20_Internet_20_Link">earth</text:a><text:a xlink:type="simple" xlink:href="http://4k.com/video/earth-looks-like-space-4k-ultra-hd/" text:style-name="Internet_20_link" text:visited-style-name="Visited_20_Internet_20_Link">-</text:a><text:a xlink:type="simple" xlink:href="http://4k.com/video/earth-looks-like-space-4k-ultra-hd/" text:style-name="Internet_20_link" text:visited-style-name="Visited_20_Internet_20_Link">looks</text:a><text:a xlink:type="simple" xlink:href="http://4k.com/video/earth-looks-like-space-4k-ultra-hd/" text:style-name="Internet_20_link" text:visited-style-name="Visited_20_Internet_20_Link">-</text:a><text:a xlink:type="simple" xlink:href="http://4k.com/video/earth-looks-like-space-4k-ultra-hd/" text:style-name="Internet_20_link" text:visited-style-name="Visited_20_Internet_20_Link">like</text:a><text:a xlink:type="simple" xlink:href="http://4k.com/video/earth-looks-like-space-4k-ultra-hd/" text:style-name="Internet_20_link" text:visited-style-name="Visited_20_Internet_20_Link">-</text:a><text:a xlink:type="simple" xlink:href="http://4k.com/video/earth-looks-like-space-4k-ultra-hd/" text:style-name="Internet_20_link" text:visited-style-name="Visited_20_Internet_20_Link">space</text:a><text:a xlink:type="simple" xlink:href="http://4k.com/video/earth-looks-like-space-4k-ultra-hd/" text:style-name="Internet_20_link" text:visited-style-name="Visited_20_Internet_20_Link">-4</text:a><text:a xlink:type="simple" xlink:href="http://4k.com/video/earth-looks-like-space-4k-ultra-hd/" text:style-name="Internet_20_link" text:visited-style-name="Visited_20_Internet_20_Link">k</text:a><text:a xlink:type="simple" xlink:href="http://4k.com/video/earth-looks-like-space-4k-ultra-hd/" text:style-name="Internet_20_link" text:visited-style-name="Visited_20_Internet_20_Link">-</text:a><text:a xlink:type="simple" xlink:href="http://4k.com/video/earth-looks-like-space-4k-ultra-hd/" text:style-name="Internet_20_link" text:visited-style-name="Visited_20_Internet_20_Link">ultra</text:a><text:a xlink:type="simple" xlink:href="http://4k.com/video/earth-looks-like-space-4k-ultra-hd/" text:style-name="Internet_20_link" text:visited-style-name="Visited_20_Internet_20_Link">-</text:a><text:a xlink:type="simple" xlink:href="http://4k.com/video/earth-looks-like-space-4k-ultra-hd/" text:style-name="Internet_20_link" text:visited-style-name="Visited_20_Internet_20_Link">hd</text:a><text:a xlink:type="simple" xlink:href="http://4k.com/video/earth-looks-like-space-4k-ultra-hd/" text:style-name="Internet_20_link" text:visited-style-name="Visited_20_Internet_20_Link">/</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423cm" fo:margin-bottom="0.106cm" loext: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loext: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loext: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loext: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5-12-15T22:50:49.824000000</dc:date>
    <meta:editing-duration>PT4M20S</meta:editing-duration>
    <meta:document-statistic meta:table-count="0" meta:image-count="0" meta:object-count="0" meta:page-count="3" meta:paragraph-count="24" meta:word-count="770" meta:character-count="5783" meta:non-whitespace-character-count="5035"/>
  </office:meta>
</office:document-meta>
</file>